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2" style:family="text">
      <style:text-properties fo:color="#0000ff" style:font-name="Consolas" fo:font-size="12pt" style:font-name-asian="Consolas" style:font-size-asian="12pt" style:font-name-complex="Consolas" style:font-size-complex="12pt"/>
    </style:style>
    <style:style style:name="T3" style:family="text">
      <style:text-properties fo:color="#2b91af" style:font-name="Consolas" fo:font-size="12pt" style:font-name-asian="Consolas" style:font-size-asian="12pt" style:font-name-complex="Consola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me and Specifications for USFMreader.</text:p>
      <text:p text:style-name="Standard">Start Date: 6 March 2015</text:p>
      <text:p text:style-name="Standard"/>
      <text:p text:style-name="Standard">This .Net Portable Class Library, USFMreader, allows client code to read and otherwise use USFM files. <text:s/>USFM files are a standardized format for storing versified text with various annotations such as special formatting, footnotes, or cross references. <text:s/>Currently the primary use for <text:s/>USFM files is Bible text in any writing system that is available in Unicode. <text:s/>Other uses may arise later, such as parallel translations of non-Bible texts for education.</text:p>
      <text:p text:style-name="Standard"/>
      <text:p text:style-name="Standard">(Important Note: At this moment (3/10/2015), the library is operating, but it is in the form of a dll. <text:s/>I will convert it to a pcl once I figure out how to do unit tests in a pcl which read text file from storage. <text:s/>It is not straightforward now how to do that, and it was blocking my progress, so I developed it as a dll.)</text:p>
      <text:p text:style-name="Standard"/>
      <text:p text:style-name="Standard">USFM stands for Unified Standard Format Markers.</text:p>
      <text:p text:style-name="Standard"/>
      <text:p text:style-name="Standard">The USFM format has very many tag types, and the early versions will not be able to understand them all, but early versions will tolerate them all.</text:p>
      <text:p text:style-name="Standard"/>
      <text:p text:style-name="Standard">The specification for USFM is </text:p>
      <text:p text:style-name="Standard">http://ubs-icap.org/chm/usfm/2.4/index.html</text:p>
      <text:p text:style-name="Standard"/>
      <text:p text:style-name="Standard">Supported Tags:</text:p>
      <text:p text:style-name="Standard">At this time, only the following tags are supported:</text:p>
      <text:p text:style-name="P2"/>
      <text:p text:style-name="Standard">For the purpose of preliminary specifications, here is the basic outline of the class hierarchy. <text:s/>Note, no guarantee is made that this initial class hierarchy will be maintained for correctness after 6 March 2015. <text:s/>Use this version of the documentation with caution.</text:p>
      <text:p text:style-name="Standard"/>
      <text:p text:style-name="Standard">An entire Bible Translation is kept in class WorkingText.<text:note text:id="ftn1" text:note-class="footnote"><text:note-citation text:label="*">*</text:note-citation><text:note-body><text:p text:style-name="Footnote">We choose WorkingText as the class name instead of Translation or Bible so that others who use this API later will not be confused. <text:s/>In other words, if an ESL teacher later wants to use this to have parallel texts which are not Bible translations, <text:s/>we wanted a class name that would be more generalized.</text:p></text:note-body></text:note> <text:s/>Class Reader contains a Dictionary&lt;String, WorkingText&gt; in which the String is the name of the Translation. <text:s/></text:p>
      <text:p text:style-name="Standard"/>
      <text:p text:style-name="Standard">public class WorkingText <text:s text:c="6"/>// a whole Bible (in one translation)</text:p>
      <text:p text:style-name="Standard"><text:tab/>public List&lt;Book&gt; allBooks {get; protected set;}</text:p>
      <text:p text:style-name="Standard"/>
      <text:p text:style-name="Standard">public class Book <text:s text:c="10"/>// One Book of the Bible</text:p>
      <text:p text:style-name="Standard"><text:tab/>String Id;<text:tab/><text:tab/><text:tab/>// <text:s text:c="3"/>\id <text:s/>is the USFM tag</text:p>
      <text:p text:style-name="Standard"><text:tab/>String Encoding;<text:tab/><text:tab/>// <text:s text:c="3"/>\ide</text:p>
      <text:p text:style-name="Standard"><text:tab/>String Header;<text:tab/><text:tab/><text:tab/>// <text:s text:c="3"/>\h</text:p>
      <text:p text:style-name="Standard"><text:tab/>String TOC1;<text:tab/><text:tab/><text:tab/>// <text:s text:c="3"/>\toc1</text:p>
      <text:p text:style-name="Standard"><text:tab/>String TOC2;<text:tab/><text:tab/><text:tab/>// <text:s text:c="3"/>\toc2</text:p>
      <text:p text:style-name="Standard"><text:tab/>String TOC3;<text:tab/><text:tab/><text:tab/>// <text:s text:c="3"/>\toc3</text:p>
      <text:p text:style-name="Standard"><text:tab/>String MajorTitle;<text:tab/><text:tab/>// <text:s text:c="3"/>\mt1</text:p>
      <text:p text:style-name="Standard"><text:tab/>Dictionary&lt;int, ITextContainer&gt; Chapters {get; protected set;}</text:p>
      <text:p text:style-name="Standard"/>
      <text:p text:style-name="Standard">public Interface ITextContainer</text:p>
      <text:p text:style-name="Standard"><text:soft-page-break/>{</text:p>
      <text:p text:style-name="P1"><text:span text:style-name="T1"><text:s text:c="6"/></text:span><text:span text:style-name="T2">void</text:span><text:span text:style-name="T1"> AppendContents(</text:span><text:span text:style-name="T3">ITextContainer</text:span><text:span text:style-name="T1"> TextContainer);</text:span></text:p>
      <text:p text:style-name="P1"><text:span text:style-name="T1"><text:s text:c="6"/></text:span><text:span text:style-name="T3">Dictionary</text:span><text:span text:style-name="T1">&lt;</text:span><text:span text:style-name="T2">int</text:span><text:span text:style-name="T1">, </text:span><text:span text:style-name="T3">ITextContainer</text:span><text:span text:style-name="T1">&gt; GetContents();</text:span></text:p>
      <text:p text:style-name="Standard">}</text:p>
      <text:p text:style-name="Standard"/>
      <text:p text:style-name="Standard">public class RichTextFragment : ITextContainer</text:p>
      <text:p text:style-name="Standard"/>
      <text:p text:style-name="Standard">public class Verse : ITextContainer</text:p>
      <text:p text:style-name="Standard"/>
      <text:p text:style-name="Standard">public class Chapter : ITextContainer</text:p>
      <text:p text:style-name="P2"/>
      <text:p text:style-name="Standard">List of Tags</text:p>
      <text:p text:style-name="Standard"/>
      <text:p text:style-name="Standard">List of Tags implemented in Version 0.9</text:p>
      <text:p text:style-name="Standard">\id</text:p>
      <text:p text:style-name="Standard">\ide</text:p>
      <text:p text:style-name="Standard">\h</text:p>
      <text:p text:style-name="Standard">\toc1</text:p>
      <text:p text:style-name="Standard">\toc2</text:p>
      <text:p text:style-name="Standard">\toc3</text:p>
      <text:p text:style-name="Standard">\mt1</text:p>
      <text:p text:style-name="Standard">\c</text:p>
      <text:p text:style-name="Standard">\v</text:p>
      <text:p text:style-name="Standard"/>
      <text:p text:style-name="Standard">Partial List of Tags not implemented (swallowed with no effect) in Version 0.9</text:p>
      <text:p text:style-name="Standard">\s</text:p>
      <text:p text:style-name="Standard">\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s</meta:initial-creator>
    <meta:creation-date>2015-03-06T15:58:42.58</meta:creation-date>
    <dc:date>2015-03-10T15:15:56.87</dc:date>
    <dc:creator>Paul s</dc:creator>
    <meta:editing-duration>PT18H34M47S</meta:editing-duration>
    <meta:editing-cycles>8</meta:editing-cycles>
    <meta:generator>OpenOffice/4.1.1$Win32 OpenOffice.org_project/411m6$Build-9775</meta:generator>
    <meta:printed-by>Paul s</meta:printed-by>
    <meta:print-date>2015-03-06T17:55:49.69</meta:print-date>
    <meta:document-statistic meta:table-count="0" meta:image-count="0" meta:object-count="0" meta:page-count="2" meta:paragraph-count="46" meta:word-count="443" meta:character-count="2777"/>
  </office:meta>
</office:document-meta>
</file>